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64.41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68.71pt"/>
    </style:style>
    <style:style style:name="co8" style:family="table-column">
      <style:table-column-properties fo:break-before="auto" style:column-width="165.1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table:number-columns-repeated="5"/>
          <table:table-cell table:formula="of:=SUM([.F5:.F68])" office:value-type="float" office:value="950.9" calcext:value-type="float">
            <text:p>950.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 ($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SP32-CAM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SP32 dev bo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5]*[.E5]" office:value-type="float" office:value="7" calcext:value-type="float">
            <text:p>7</text:p>
          </table:table-cell>
          <table:table-cell office:value-type="string" calcext:value-type="string">
            <text:p><text:a xlink:href="https://www.aliexpress.com/item/1005001706120772.html" xlink:type="simple">https://www.aliexpress.com/item/1005001706120772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Y-521 MPU6050 Module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6-DOF IM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]*[.E6]" office:value-type="float" office:value="3" calcext:value-type="float">
            <text:p>3</text:p>
          </table:table-cell>
          <table:table-cell office:value-type="string" calcext:value-type="string">
            <text:p><text:a xlink:href="https://www.aliexpress.com/item/32304143704.html" xlink:type="simple">https://www.aliexpress.com/item/32304143704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65HVD230 CAN Module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High speed CAN bus transceiver modu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]*[.E7]"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32687256437.html" xlink:type="simple">https://www.aliexpress.com/item/32687256437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rive V3.6 54V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Dual Brushless Motor Controller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8]*[.E8]" office:value-type="float" office:value="300" calcext:value-type="float">
            <text:p>300</text:p>
          </table:table-cell>
          <table:table-cell office:value-type="string" calcext:value-type="string">
            <text:p><text:a xlink:href="https://odriverobotics.com/shop/odrive-v36" xlink:type="simple">https://odriverobotics.com/shop/odrive-v36</text:a> <text:a xlink:href="https://www.aliexpress.com/item/4000756440841.html" xlink:type="simple">https://www.aliexpress.com/item/4000756440841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84 120KV Brushless Motor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D9]*[.E9]" office:value-type="float" office:value="120" calcext:value-type="float">
            <text:p>120</text:p>
          </table:table-cell>
          <table:table-cell office:value-type="string" calcext:value-type="string">
            <text:p><text:a xlink:href="https://www.aliexpress.com/item/4000474554328.html" xlink:type="simple">https://www.aliexpress.com/item/4000474554328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verboard Hub Motor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[.D10]*[.E10]" office:value-type="float" office:value="280" calcext:value-type="float">
            <text:p>280</text:p>
          </table:table-cell>
          <table:table-cell office:value-type="string" calcext:value-type="string">
            <text:p><text:a xlink:href="https://www.aliexpress.com/item/32651211455.html" xlink:type="simple">https://www.aliexpress.com/item/32651211455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S 20Ah Lipo Battery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[.D11]*[.E11]" office:value-type="float" office:value="80" calcext:value-type="float">
            <text:p>80</text:p>
          </table:table-cell>
          <table:table-cell office:value-type="string" calcext:value-type="string">
            <text:p><text:a xlink:href="https://www.aliexpress.com/item/1005001280420516.html" xlink:type="simple">https://www.aliexpress.com/item/1005001280420516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tye PCB (3cm x 7cm)</text:p>
          </table:table-cell>
          <table:table-cell office:value-type="string" calcext:value-type="string">
            <text:p>Electron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D12]*[.E12]" office:value-type="float" office:value="0.5" calcext:value-type="float">
            <text:p>0.5</text:p>
          </table:table-cell>
          <table:table-cell office:value-type="string" calcext:value-type="string">
            <text:p><text:a xlink:href="https://www.aliexpress.com/item/32858804393.html" xlink:type="simple">https://www.aliexpress.com/item/32858804393.html</text:a>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20 ohm Resisto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For CAN bus termin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N65HVD230 module has one built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T60 Connector Pair</text:p>
          </table:table-cell>
          <table:table-cell office:value-type="string" calcext:value-type="string">
            <text:p>Electron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mm Banana Plug Pair</text:p>
          </table:table-cell>
          <table:table-cell office:value-type="string" calcext:value-type="string">
            <text:p>Electron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t Shr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ST connectors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3030 Aluminum Extrusion 50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22]*[.E22]" office:value-type="float" office:value="40" calcext:value-type="float">
            <text:p>40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30 Aluminum Extrusion 30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23]*[.E23]" office:value-type="float" office:value="28" calcext:value-type="float">
            <text:p>28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30 Aluminum Extrusion 35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table:formula="of:=[.D24]*[.E24]" office:value-type="float" office:value="13" calcext:value-type="float">
            <text:p>13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30 Aluminum Extrusion 25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table:formula="of:=[.D25]*[.E25]" office:value-type="float" office:value="15" calcext:value-type="float">
            <text:p>15</text:p>
          </table:table-cell>
          <table:table-cell office:value-type="string" calcext:value-type="string">
            <text:p><text:a xlink:href="https://www.aliexpress.com/item/1005001607727629.html" xlink:type="simple">https://www.aliexpress.com/item/1005001607727629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4 3030 T-Nu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table:formula="of:=[.D26]*[.E26]" office:value-type="float" office:value="30" calcext:value-type="float">
            <text:p>30</text:p>
          </table:table-cell>
          <table:table-cell office:value-type="string" calcext:value-type="string">
            <text:p><text:a xlink:href="https://www.aliexpress.com/item/32964780472.html" xlink:type="simple">https://www.aliexpress.com/item/32964780472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6 3030 T-Nu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table:formula="of:=[.D27]*[.E27]" office:value-type="float" office:value="6.4" calcext:value-type="float">
            <text:p>6.4</text:p>
          </table:table-cell>
          <table:table-cell office:value-type="string" calcext:value-type="string">
            <text:p><text:a xlink:href="https://www.aliexpress.com/item/32964780472.html" xlink:type="simple">https://www.aliexpress.com/item/32964780472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6 10mm screw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table:formula="of:=[.D28]*[.E28]" office:value-type="float" office:value="6.4" calcext:value-type="float">
            <text:p>6.4</text:p>
          </table:table-cell>
          <table:table-cell office:value-type="string" calcext:value-type="string">
            <text:p><text:a xlink:href="https://www.aliexpress.com/item/10000150053486.html" xlink:type="simple">https://www.aliexpress.com/item/10000150053486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uminum Bracke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table:formula="of:=[.D29]*[.E29]" office:value-type="float" office:value="9.6" calcext:value-type="float">
            <text:p>9.6</text:p>
          </table:table-cell>
          <table:table-cell office:value-type="string" calcext:value-type="string">
            <text:p><text:a xlink:href="https://www.aliexpress.com/item/33013635174.html" xlink:type="simple">https://www.aliexpress.com/item/33013635174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 Screw 30cm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formula="of:=[.D30]*[.E30]" office:value-type="float" office:value="2" calcext:value-type="float">
            <text:p>2</text:p>
          </table:table-cell>
          <table:table-cell office:value-type="string" calcext:value-type="string">
            <text:p><text:a xlink:href="https://www.aliexpress.com/item/10000150053486.html" xlink:type="simple">https://www.aliexpress.com/item/10000150053486.html</text:a></text:p>
          </table:table-cell>
          <table:table-cell office:value-type="string" calcext:value-type="string">
            <text:p>For gear assembly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8 10cm half thread bolt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35]*[.E35]" office:value-type="float" office:value="6" calcext:value-type="float">
            <text:p>6</text:p>
          </table:table-cell>
          <table:table-cell office:value-type="string" calcext:value-type="string">
            <text:p><text:a xlink:href="https://www.aliexpress.com/item/32860422627.html" xlink:type="simple">https://www.aliexpress.com/item/32860422627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8 bearing</text:p>
          </table:table-cell>
          <table:table-cell office:value-type="string" calcext:value-type="string">
            <text:p>Mechanica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[.D36]*[.E36]" office:value-type="float" office:value="3" calcext:value-type="float">
            <text:p>3</text:p>
          </table:table-cell>
          <table:table-cell office:value-type="string" calcext:value-type="string">
            <text:p><text:a xlink:href="https://www.aliexpress.com/item/4000041280015.html" xlink:type="simple">https://www.aliexpress.com/item/4000041280015.html</text:a>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M3 6mm</text:p>
          </table:table-cell>
          <table:table-cell office:value-type="string" calcext:value-type="string">
            <text:p>M3 30mm</text:p>
          </table:table-cell>
          <table:table-cell office:value-type="string" calcext:value-type="string">
            <text:p>M4 10mm</text:p>
          </table:table-cell>
          <table:table-cell office:value-type="string" calcext:value-type="string">
            <text:p>M4 16mm</text:p>
          </table:table-cell>
          <table:table-cell office:value-type="string" calcext:value-type="string">
            <text:p>M4 18</text:p>
          </table:table-cell>
          <table:table-cell office:value-type="string" calcext:value-type="string">
            <text:p>M4 30</text:p>
          </table:table-cell>
        </table:table-row>
        <table:table-row table:style-name="ro1">
          <table:table-cell office:value-type="string" calcext:value-type="string">
            <text:p>Wheel Mount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Attaches hub motor to leg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1f3cdadbdbd8b6e7c7be8cb7" xlink:type="simple">https://cad.onshape.com/documents/01b7bf47ac0296002ad3efc0/w/656ec7f127d0c64f6943908d/e/1f3cdadbdbd8b6e7c7be8cb7</text:a> </text:p>
          </table:table-cell>
          <table:table-cell office:value-type="string" calcext:value-type="string">
            <text:p>5 X M4 16mm screws each</text:p>
          </table:table-cell>
          <table:table-cell table:number-columns-repeated="3"/>
          <table:table-cell table:formula="of:= 5 * [.D40]" office:value-type="float" office:value="20" calcext:value-type="float">
            <text:p>20</text:p>
          </table:table-cell>
          <table:table-cell/>
          <table:table-cell table:formula="of:= 2 * [.D4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g Mount</text:p>
          </table:table-cell>
          <table:table-cell office:value-type="string" calcext:value-type="string">
            <text:p>PLA Printed Part</text:p>
          </table:table-cell>
          <table:table-cell office:value-type="string" calcext:value-type="string">
            <text:p>Attaches leg to shoulder gear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f17f5007d16e7ec8a7ed1107" xlink:type="simple">https://cad.onshape.com/documents/01b7bf47ac0296002ad3efc0/w/656ec7f127d0c64f6943908d/e/f17f5007d16e7ec8a7ed1107</text:a></text:p>
          </table:table-cell>
          <table:table-cell office:value-type="string" calcext:value-type="string">
            <text:p>5 X M4 16mm screws each</text:p>
          </table:table-cell>
          <table:table-cell table:number-columns-repeated="3"/>
          <table:table-cell table:formula="of:= 5 * [.D4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 Mount (Non Geared)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Attaches leg to should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5 X M4 16mm screws each</text:p>
          </table:table-cell>
          <table:table-cell table:number-columns-repeated="3"/>
          <table:table-cell table:formula="of:= 5 * [.D4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 Mount</text:p>
          </table:table-cell>
          <table:table-cell office:value-type="string" calcext:value-type="string">
            <text:p>PLA Printed Part</text:p>
          </table:table-cell>
          <table:table-cell office:value-type="string" calcext:value-type="string">
            <text:p>Attaches shoulder gears to chassi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3e013b284701bbb473a7c290" xlink:type="simple">https://cad.onshape.com/documents/01b7bf47ac0296002ad3efc0/w/656ec7f127d0c64f6943908d/e/3e013b284701bbb473a7c290</text:a></text:p>
          </table:table-cell>
          <table:table-cell office:value-type="string" calcext:value-type="string">
            <text:p>4 X M4 18mm screws each</text:p>
          </table:table-cell>
          <table:table-cell table:number-columns-repeated="4"/>
          <table:table-cell table:formula="of:=4 * [.D4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oulder Mount (Non Geared)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Attaches shoulder to chassi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4 X M4 18mm screws each</text:p>
          </table:table-cell>
          <table:table-cell table:number-columns-repeated="4"/>
          <table:table-cell table:formula="of:=4 * [.D4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oulder Mount Support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Back side of shoulder mou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4 X M4 16 mm screws each</text:p>
          </table:table-cell>
          <table:table-cell table:number-columns-repeated="3"/>
          <table:table-cell table:formula="of:=4 * [.D4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Angle Bracket</text:p>
          </table:table-cell>
          <table:table-cell office:value-type="string" calcext:value-type="string">
            <text:p>PETG Printed Part</text:p>
          </table:table-cell>
          <table:table-cell office:value-type="string" calcext:value-type="string">
            <text:p>Chassis corner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b7a7c45daeb7707e5d8554be" xlink:type="simple">https://cad.onshape.com/documents/01b7bf47ac0296002ad3efc0/w/656ec7f127d0c64f6943908d/e/b7a7c45daeb7707e5d8554be</text:a></text:p>
          </table:table-cell>
          <table:table-cell office:value-type="string" calcext:value-type="string">
            <text:p>6 X M4 10 mm screws each</text:p>
          </table:table-cell>
          <table:table-cell table:number-columns-repeated="2"/>
          <table:table-cell table:formula="of:= 6 * [.D4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 Mount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25adbbf539c089b718d4bf26" xlink:type="simple">https://cad.onshape.com/documents/01b7bf47ac0296002ad3efc0/w/656ec7f127d0c64f6943908d/e/25adbbf539c089b718d4bf26</text:a></text:p>
          </table:table-cell>
          <table:table-cell office:value-type="string" calcext:value-type="string">
            <text:p>4 X M4 10 mm screws each</text:p>
          </table:table-cell>
          <table:table-cell table:number-columns-repeated="2"/>
          <table:table-cell table:formula="of:= 4 * [.D47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ft Coupling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b3e566b463c38dcfe41428a0" xlink:type="simple">https://cad.onshape.com/documents/01b7bf47ac0296002ad3efc0/w/656ec7f127d0c64f6943908d/e/b3e566b463c38dcfe41428a0</text:a></text:p>
          </table:table-cell>
          <table:table-cell office:value-type="string" calcext:value-type="string">
            <text:p>4 X M3 mm each</text:p>
          </table:table-cell>
          <table:table-cell/>
          <table:table-cell table:formula="of:= 4 * [.D4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ar Set</text:p>
          </table:table-cell>
          <table:table-cell office:value-type="string" calcext:value-type="string">
            <text:p>PLA Printed Pa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cad.onshape.com/documents/ed31ab88f277f15e29dfe781/w/7b86c19816d3b8349cc607b2/e/f7f94bc89e69a962ab54a434" xlink:type="simple">https://cad.onshape.com/documents/ed31ab88f277f15e29dfe781/w/7b86c19816d3b8349cc607b2/e/f7f94bc89e69a962ab54a434</text:a></text:p>
          </table:table-cell>
          <table:table-cell office:value-type="string" calcext:value-type="string">
            <text:p>10 X M3 30mm each</text:p>
          </table:table-cell>
          <table:table-cell/>
          <table:table-cell table:formula="of:=10 * [.D49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rive Mount Left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5d97cff1145f8e437ab64bce" xlink:type="simple">https://cad.onshape.com/documents/01b7bf47ac0296002ad3efc0/w/656ec7f127d0c64f6943908d/e/5d97cff1145f8e437ab64bce</text:a></text:p>
          </table:table-cell>
          <table:table-cell office:value-type="string" calcext:value-type="string">
            <text:p>2 x M3 6mm screws + 1 x M4 10mm</text:p>
          </table:table-cell>
          <table:table-cell table:formula="of:=[.D50] * 2" office:value-type="float" office:value="6" calcext:value-type="float">
            <text:p>6</text:p>
          </table:table-cell>
          <table:table-cell/>
          <table:table-cell table:formula="of:=[.D5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rive Mount Right</text:p>
          </table:table-cell>
          <table:table-cell office:value-type="string" calcext:value-type="string">
            <text:p>ABS Printed P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https://cad.onshape.com/documents/01b7bf47ac0296002ad3efc0/w/656ec7f127d0c64f6943908d/e/5d97cff1145f8e437ab64bce" xlink:type="simple">https://cad.onshape.com/documents/01b7bf47ac0296002ad3efc0/w/656ec7f127d0c64f6943908d/e/5d97cff1145f8e437ab64bce</text:a></text:p>
          </table:table-cell>
          <table:table-cell office:value-type="string" calcext:value-type="string">
            <text:p>2 x M3 6mm screws + 1 x M4 10mm</text:p>
          </table:table-cell>
          <table:table-cell table:formula="of:=[.D51] * 2" office:value-type="float" office:value="6" calcext:value-type="float">
            <text:p>6</text:p>
          </table:table-cell>
          <table:table-cell/>
          <table:table-cell table:formula="of:=[.D51]"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table:formula="of:=SUM([.I40:.I51])" office:value-type="float" office:value="12" calcext:value-type="float">
            <text:p>12</text:p>
          </table:table-cell>
          <table:table-cell table:formula="of:=SUM([.J40:.J51])" office:value-type="float" office:value="28" calcext:value-type="float">
            <text:p>28</text:p>
          </table:table-cell>
          <table:table-cell table:formula="of:=SUM([.K40:.K51])" office:value-type="float" office:value="38" calcext:value-type="float">
            <text:p>38</text:p>
          </table:table-cell>
          <table:table-cell table:formula="of:=SUM([.L40:.L51])" office:value-type="float" office:value="48" calcext:value-type="float">
            <text:p>48</text:p>
          </table:table-cell>
          <table:table-cell table:formula="of:=SUM([.M40:.M51])" office:value-type="float" office:value="16" calcext:value-type="float">
            <text:p>16</text:p>
          </table:table-cell>
          <table:table-cell table:formula="of:=SUM([.N40:.N51])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ave 60 x 16mm and 40 x 10mm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07:15:33.740905690</meta:creation-date>
    <dc:date>2021-06-08T10:43:51.559383977</dc:date>
    <meta:editing-duration>PT44M6S</meta:editing-duration>
    <meta:editing-cycles>4</meta:editing-cycles>
    <meta:generator>LibreOffice/6.0.7.3$Linux_X86_64 LibreOffice_project/00m0$Build-3</meta:generator>
    <meta:document-statistic meta:table-count="1" meta:cell-count="232" meta:object-count="0"/>
  </office:meta>
</office:document-meta>
</file>